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3" style:family="table">
      <style:table-properties style:width="6.001cm" table:align="center"/>
    </style:style>
    <style:style style:name="Таблица3.A" style:family="table-column">
      <style:table-column-properties style:column-width="2cm"/>
    </style:style>
    <style:style style:name="Таблица3.B" style:family="table-column">
      <style:table-column-properties style:column-width="1cm"/>
    </style:style>
    <style:style style:name="Таблица3.1" style:family="table-row">
      <style:table-row-properties style:row-height="2cm"/>
    </style:style>
    <style:style style:name="Таблица3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3.E1" style:family="table-cell">
      <style:table-cell-properties style:vertical-align="middle" fo:padding="0.049cm" fo:border="0.75pt solid #000000" style:writing-mode="page"/>
    </style:style>
    <style:style style:name="Таблица3.2" style:family="table-row">
      <style:table-row-properties style:row-height="1cm"/>
    </style:style>
    <style:style style:name="Таблица3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3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3.4" style:family="table-row">
      <style:table-row-properties style:min-row-height="1cm"/>
    </style:style>
    <style:style style:name="Таблица1" style:family="table">
      <style:table-properties style:width="6.001cm" table:align="center"/>
    </style:style>
    <style:style style:name="Таблица1.A" style:family="table-column">
      <style:table-column-properties style:column-width="2cm"/>
    </style:style>
    <style:style style:name="Таблица1.B" style:family="table-column">
      <style:table-column-properties style:column-width="1cm"/>
    </style:style>
    <style:style style:name="Таблица1.1" style:family="table-row">
      <style:table-row-properties style:row-height="2cm"/>
    </style:style>
    <style:style style:name="Таблица1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1.E1" style:family="table-cell">
      <style:table-cell-properties style:vertical-align="middle" fo:padding="0.049cm" fo:border="0.75pt solid #000000" style:writing-mode="page"/>
    </style:style>
    <style:style style:name="Таблица1.2" style:family="table-row">
      <style:table-row-properties style:row-height="1cm"/>
    </style:style>
    <style:style style:name="Таблица1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1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1.4" style:family="table-row">
      <style:table-row-properties style:min-row-height="1cm"/>
    </style:style>
    <style:style style:name="Таблица2" style:family="table">
      <style:table-properties style:width="6.001cm" table:align="center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1cm"/>
    </style:style>
    <style:style style:name="Таблица2.1" style:family="table-row">
      <style:table-row-properties style:row-height="2cm"/>
    </style:style>
    <style:style style:name="Таблица2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2.E1" style:family="table-cell">
      <style:table-cell-properties style:vertical-align="middle" fo:padding="0.049cm" fo:border="0.75pt solid #000000" style:writing-mode="page"/>
    </style:style>
    <style:style style:name="Таблица2.2" style:family="table-row">
      <style:table-row-properties style:row-height="1cm"/>
    </style:style>
    <style:style style:name="Таблица2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2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2.4" style:family="table-row">
      <style:table-row-properties style:min-row-height="1cm"/>
    </style:style>
    <style:style style:name="Таблица4" style:family="table">
      <style:table-properties style:width="6.001cm" table:align="center"/>
    </style:style>
    <style:style style:name="Таблица4.A" style:family="table-column">
      <style:table-column-properties style:column-width="2cm"/>
    </style:style>
    <style:style style:name="Таблица4.B" style:family="table-column">
      <style:table-column-properties style:column-width="1cm"/>
    </style:style>
    <style:style style:name="Таблица4.1" style:family="table-row">
      <style:table-row-properties style:row-height="2cm"/>
    </style:style>
    <style:style style:name="Таблица4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4.E1" style:family="table-cell">
      <style:table-cell-properties style:vertical-align="middle" fo:padding="0.049cm" fo:border="0.75pt solid #000000" style:writing-mode="page"/>
    </style:style>
    <style:style style:name="Таблица4.2" style:family="table-row">
      <style:table-row-properties style:row-height="1cm"/>
    </style:style>
    <style:style style:name="Таблица4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4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4.4" style:family="table-row">
      <style:table-row-properties style:min-row-height="1cm"/>
    </style:style>
    <style:style style:name="Таблица5" style:family="table">
      <style:table-properties style:width="6.001cm" table:align="center"/>
    </style:style>
    <style:style style:name="Таблица5.A" style:family="table-column">
      <style:table-column-properties style:column-width="2cm"/>
    </style:style>
    <style:style style:name="Таблица5.B" style:family="table-column">
      <style:table-column-properties style:column-width="1cm"/>
    </style:style>
    <style:style style:name="Таблица5.1" style:family="table-row">
      <style:table-row-properties style:row-height="2cm"/>
    </style:style>
    <style:style style:name="Таблица5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5.E1" style:family="table-cell">
      <style:table-cell-properties style:vertical-align="middle" fo:padding="0.049cm" fo:border="0.75pt solid #000000" style:writing-mode="page"/>
    </style:style>
    <style:style style:name="Таблица5.2" style:family="table-row">
      <style:table-row-properties style:row-height="1cm"/>
    </style:style>
    <style:style style:name="Таблица5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5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5.4" style:family="table-row">
      <style:table-row-properties style:min-row-height="1cm"/>
    </style:style>
    <style:style style:name="Таблица6" style:family="table">
      <style:table-properties style:width="6.001cm" table:align="center"/>
    </style:style>
    <style:style style:name="Таблица6.A" style:family="table-column">
      <style:table-column-properties style:column-width="2cm"/>
    </style:style>
    <style:style style:name="Таблица6.B" style:family="table-column">
      <style:table-column-properties style:column-width="1cm"/>
    </style:style>
    <style:style style:name="Таблица6.1" style:family="table-row">
      <style:table-row-properties style:row-height="2cm"/>
    </style:style>
    <style:style style:name="Таблица6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6.E1" style:family="table-cell">
      <style:table-cell-properties style:vertical-align="middle" fo:padding="0.049cm" fo:border="0.75pt solid #000000" style:writing-mode="page"/>
    </style:style>
    <style:style style:name="Таблица6.2" style:family="table-row">
      <style:table-row-properties style:row-height="1cm"/>
    </style:style>
    <style:style style:name="Таблица6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6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6.4" style:family="table-row">
      <style:table-row-properties style:min-row-height="1cm"/>
    </style:style>
    <style:style style:name="Таблица7" style:family="table">
      <style:table-properties style:width="6.003cm" table:align="center"/>
    </style:style>
    <style:style style:name="Таблица7.A" style:family="table-column">
      <style:table-column-properties style:column-width="2cm"/>
    </style:style>
    <style:style style:name="Таблица7.B" style:family="table-column">
      <style:table-column-properties style:column-width="1cm"/>
    </style:style>
    <style:style style:name="Таблица7.E" style:family="table-column">
      <style:table-column-properties style:column-width="1.002cm"/>
    </style:style>
    <style:style style:name="Таблица7.1" style:family="table-row">
      <style:table-row-properties style:row-height="2cm"/>
    </style:style>
    <style:style style:name="Таблица7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7.E1" style:family="table-cell">
      <style:table-cell-properties style:vertical-align="middle" fo:padding="0.049cm" fo:border="0.75pt solid #000000" style:writing-mode="page"/>
    </style:style>
    <style:style style:name="Таблица7.2" style:family="table-row">
      <style:table-row-properties style:row-height="1cm"/>
    </style:style>
    <style:style style:name="Таблица7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7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7.4" style:family="table-row">
      <style:table-row-properties style:min-row-height="1cm"/>
    </style:style>
    <style:style style:name="Таблица8" style:family="table">
      <style:table-properties style:width="6.001cm" table:align="center"/>
    </style:style>
    <style:style style:name="Таблица8.A" style:family="table-column">
      <style:table-column-properties style:column-width="2cm"/>
    </style:style>
    <style:style style:name="Таблица8.B" style:family="table-column">
      <style:table-column-properties style:column-width="1cm"/>
    </style:style>
    <style:style style:name="Таблица8.1" style:family="table-row">
      <style:table-row-properties style:row-height="2cm"/>
    </style:style>
    <style:style style:name="Таблица8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8.E1" style:family="table-cell">
      <style:table-cell-properties style:vertical-align="middle" fo:padding="0.049cm" fo:border="0.75pt solid #000000" style:writing-mode="page"/>
    </style:style>
    <style:style style:name="Таблица8.2" style:family="table-row">
      <style:table-row-properties style:row-height="1cm"/>
    </style:style>
    <style:style style:name="Таблица8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8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8.4" style:family="table-row">
      <style:table-row-properties style:min-row-height="1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1834ca" officeooo:paragraph-rsid="008e0b94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834ca" officeooo:paragraph-rsid="008f7b12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834ca" officeooo:paragraph-rsid="0090a89f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834ca" officeooo:paragraph-rsid="00930d17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paragraph-rsid="008e0b94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8f7b12" officeooo:paragraph-rsid="008f7b12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8f7b12" officeooo:paragraph-rsid="0090a89f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8f7b12" officeooo:paragraph-rsid="00930d17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90a89f" officeooo:paragraph-rsid="0090a89f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90a89f" officeooo:paragraph-rsid="00930d17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930d17" officeooo:paragraph-rsid="00930d17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93bbce" officeooo:paragraph-rsid="0093bbce" style:font-size-asian="14pt" style:font-size-complex="14pt"/>
    </style:style>
    <style:style style:name="P14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8e0b94"/>
    </style:style>
    <style:style style:name="P15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8f7b12"/>
    </style:style>
    <style:style style:name="P16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90a89f"/>
    </style:style>
    <style:style style:name="P17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930d17"/>
    </style:style>
    <style:style style:name="P18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rsid="00930d17" officeooo:paragraph-rsid="00930d17"/>
    </style:style>
    <style:style style:name="P19" style:family="paragraph" style:parent-style-name="Standard" style:master-page-name="First_20_Page">
      <style:paragraph-properties style:page-number="auto"/>
      <style:text-properties officeooo:rsid="008f7b12" officeooo:paragraph-rsid="008f7b12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1834ca" officeooo:paragraph-rsid="0095ade4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930d17" officeooo:paragraph-rsid="0095ade4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8f7b12" officeooo:paragraph-rsid="0095ade4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90a89f" officeooo:paragraph-rsid="0095ade4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93bbce" officeooo:paragraph-rsid="0095ade4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95ade4" officeooo:paragraph-rsid="0095ade4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9781ff" officeooo:paragraph-rsid="009781ff" style:font-size-asian="14pt" style:font-size-complex="14pt"/>
    </style:style>
    <style:style style:name="P27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rsid="008f7b12" officeooo:paragraph-rsid="008f7b12"/>
    </style:style>
    <style:style style:name="P28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930d17"/>
    </style:style>
    <style:style style:name="P29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95ade4"/>
    </style:style>
    <style:style style:name="P30" style:family="paragraph" style:parent-style-name="ПодписьРис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rsid="00930d17" officeooo:paragraph-rsid="0095ade4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000000"/>
      <style:paragraph-properties fo:text-align="center"/>
      <style:text-properties fo:font-size="12pt"/>
    </style:style>
    <style:style style:name="P33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95ade4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width="0.03cm" svg:stroke-color="#000000" draw:marker-start-width="0.381cm" draw:marker-end-width="0.381cm" draw:fill-color="#000000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626cm" fo:min-width="1.579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741cm" fo:min-width="1.764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1cm" svg:stroke-color="#000000" draw:fill="none" draw:fill-color="#ffffff" draw:textarea-vertical-align="middle" fo:min-height="1.926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19cm" svg:stroke-color="#000000" draw:marker-start-width="0.365cm" draw:marker-end-width="0.365cm" draw:fill-color="#000000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736cm" fo:min-width="0.744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783cm" fo:min-width="0.721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3.727cm" fo:min-width="0.679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651cm" fo:min-width="1.621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69cm" fo:min-width="0.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3.766cm" fo:min-width="0.744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686cm" fo:min-width="0.709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7cm" fo:min-width="1.771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644cm" fo:min-width="1.669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69cm" fo:min-width="0.70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776cm" fo:min-width="1.739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709cm" fo:min-width="3.694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609cm" fo:min-width="3.595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709cm" fo:min-width="0.751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721cm" fo:min-width="1.73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custom-shape text:anchor-type="paragraph" draw:z-index="4" draw:name="Фигура 2" draw:style-name="gr19" draw:text-style-name="P32" svg:width="0.862cm" svg:height="1.819cm" svg:x="10.55cm" svg:y="2.57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char" draw:z-index="1" draw:name="Врезка 11" draw:style-name="gr4" draw:text-style-name="P34" svg:width="1.929cm" svg:height="1.927cm" draw:transform="rotate (-0.785572696322648) translate (6.53520833333333cm 0.0829027777777778cm)"><draw:text-box><text:p text:style-name="P33"><text:span text:style-name="T2">Q</text:span><text:span text:style-name="T3">1</text:span><text:span text:style-name="T2">(t) Q</text:span><text:span text:style-name="T3">0</text:span><text:span text:style-name="T2">(t)</text:span></text:p><text:p text:style-name="P33"><text:span text:style-name="T2">Q</text:span><text:span text:style-name="T3">3</text:span><text:span text:style-name="T2">(t) Q</text:span><text:span text:style-name="T3">2</text:span><text:span text:style-name="T2">(t)</text:span></text:p></draw:text-box></draw:frame><draw:line text:anchor-type="char" draw:z-index="0" draw:name="Линия 1" draw:style-name="gr5" draw:text-style-name="P31" svg:x1="5.532cm" svg:y1="0.536cm" svg:x2="7.384cm" svg:y2="2.462cm"><text:p/></draw:line>q3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2">00</text:p>
          </table:table-cell>
          <table:table-cell table:style-name="Таблица3.A1" office:value-type="string">
            <text:p text:style-name="P2">01</text:p>
          </table:table-cell>
          <table:table-cell table:style-name="Таблица3.A1" office:value-type="string">
            <text:p text:style-name="P2">11</text:p>
          </table:table-cell>
          <table:table-cell table:style-name="Таблица3.E1" office:value-type="string">
            <text:p text:style-name="P2">10</text:p>
          </table:table-cell>
        </table:table-row>
        <table:table-row table:style-name="Таблица3.2">
          <table:table-cell table:style-name="Таблица3.A2" office:value-type="string">
            <text:p text:style-name="P2">00</text:p>
          </table:table-cell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7">1</text:p>
          </table:table-cell>
          <table:table-cell table:style-name="Таблица3.E2" office:value-type="string">
            <text:p text:style-name="P7">1</text:p>
          </table:table-cell>
        </table:table-row>
        <table:table-row table:style-name="Таблица3.2">
          <table:table-cell table:style-name="Таблица3.A2" office:value-type="string">
            <text:p text:style-name="P2">01</text:p>
          </table:table-cell>
          <table:table-cell table:style-name="Таблица3.A2" office:value-type="string">
            <text:p text:style-name="P7"><draw:custom-shape text:anchor-type="paragraph" draw:z-index="2" draw:name="Фигура 4" draw:style-name="gr20" draw:text-style-name="P32" svg:width="1.848cm" svg:height="0.832cm" svg:x="0.037cm" svg:y="-0.11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Фигура 1" draw:style-name="gr20" draw:text-style-name="P32" svg:width="1.848cm" svg:height="0.832cm" svg:x="2.037cm" svg:y="-1.11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3.A2" office:value-type="string">
            <text:p text:style-name="P7">1</text:p>
          </table:table-cell>
          <table:table-cell table:style-name="Таблица3.A2" office:value-type="string">
            <text:p text:style-name="P2"/>
          </table:table-cell>
          <table:table-cell table:style-name="Таблица3.E2" office:value-type="string">
            <text:p text:style-name="P7">1</text:p>
          </table:table-cell>
        </table:table-row>
        <table:table-row table:style-name="Таблица3.4">
          <table:table-cell table:style-name="Таблица3.A2" office:value-type="string">
            <text:p text:style-name="P2">11</text:p>
          </table:table-cell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7">*</text:p>
          </table:table-cell>
          <table:table-cell table:style-name="Таблица3.A2" office:value-type="string">
            <text:p text:style-name="P7">*</text:p>
          </table:table-cell>
          <table:table-cell table:style-name="Таблица3.E2" office:value-type="string">
            <text:p text:style-name="P7">*</text:p>
          </table:table-cell>
        </table:table-row>
        <table:table-row table:style-name="Таблица3.2">
          <table:table-cell table:style-name="Таблица3.A2" office:value-type="string">
            <text:p text:style-name="P2">10</text:p>
          </table:table-cell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2"/>
          </table:table-cell>
          <table:table-cell table:style-name="Таблица3.A2" office:value-type="string">
            <text:p text:style-name="P6"/>
          </table:table-cell>
          <table:table-cell table:style-name="Таблица3.E2" office:value-type="string">
            <text:p text:style-name="P2"/>
          </table:table-cell>
        </table:table-row>
      </table:table>
      <text:p text:style-name="P14"/>
      <text:p text:style-name="P14"><draw:line text:anchor-type="char" draw:z-index="5" draw:name="Линия 2" draw:style-name="gr5" draw:text-style-name="P31" svg:x1="5.532cm" svg:y1="0.877cm" svg:x2="7.384cm" svg:y2="2.803cm"><text:p/></draw:line><draw:frame text:anchor-type="char" draw:z-index="6" draw:name="Врезка 1" draw:style-name="gr4" draw:text-style-name="P34" svg:width="1.929cm" svg:height="1.927cm" draw:transform="rotate (-0.785572696322648) translate (6.53520833333333cm 0.423333333333333cm)"><draw:text-box><text:p text:style-name="P33"><text:span text:style-name="T2">Q</text:span><text:span text:style-name="T3">1</text:span><text:span text:style-name="T2">(t) Q</text:span><text:span text:style-name="T3">0</text:span><text:span text:style-name="T2">(t)</text:span></text:p><text:p text:style-name="P33"><text:span text:style-name="T2">Q</text:span><text:span text:style-name="T3">3</text:span><text:span text:style-name="T2">(t) Q</text:span><text:span text:style-name="T3">2</text:span><text:span text:style-name="T2">(t)</text:span></text:p></draw:text-box></draw:frame>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 table:style-name="Таблица1.1">
          <table:table-cell table:style-name="Таблица1.A1" office:value-type="string">
            <text:p text:style-name="P3"><draw:custom-shape text:anchor-type="paragraph" draw:z-index="7" draw:name="Фигура 3" draw:style-name="gr18" draw:text-style-name="P32" svg:width="3.8cm" svg:height="1.814cm" svg:x="2.018cm" svg:y="3.36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char" draw:z-index="9" draw:name="Дуга эллипса 2" draw:style-name="gr1" draw:text-style-name="P31" svg:width="1.959cm" svg:height="1.892cm" draw:transform="skewX (-0.0251327412287184) rotate (1.5383332027078) translate (1.94909722222222cm 2.22955555555556cm)" draw:kind="arc" draw:start-angle="89.73" draw:end-angle="271.8"><text:p/></draw:ellipse><draw:ellipse text:anchor-type="char" draw:z-index="10" draw:name="Дуга эллипса 1" draw:style-name="gr1" draw:text-style-name="P31" svg:width="1.959cm" svg:height="1.892cm" draw:transform="skewX (-0.0251327412287183) rotate (-1.53623880760541) translate (3.86820833333333cm 4.17865277777778cm)" draw:kind="arc" draw:start-angle="89.73" draw:end-angle="271.8"><text:p/></draw:ellipse></text:p>
          </table:table-cell>
          <table:table-cell table:style-name="Таблица1.A1" office:value-type="string">
            <text:p text:style-name="P3">00</text:p>
          </table:table-cell>
          <table:table-cell table:style-name="Таблица1.A1" office:value-type="string">
            <text:p text:style-name="P3">01</text:p>
          </table:table-cell>
          <table:table-cell table:style-name="Таблица1.A1" office:value-type="string">
            <text:p text:style-name="P3">11</text:p>
          </table:table-cell>
          <table:table-cell table:style-name="Таблица1.E1" office:value-type="string">
            <text:p text:style-name="P3">10</text:p>
          </table:table-cell>
        </table:table-row>
        <table:table-row table:style-name="Таблица1.2">
          <table:table-cell table:style-name="Таблица1.A2" office:value-type="string">
            <text:p text:style-name="P3"><draw:custom-shape text:anchor-type="paragraph" draw:z-index="8" draw:name="Фигура 6" draw:style-name="gr15" draw:text-style-name="P32" svg:width="0.814cm" svg:height="1.796cm" svg:x="4.022cm" svg:y="0.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/>
          </table:table-cell>
          <table:table-cell table:style-name="Таблица1.E2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p text:style-name="P3">01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0</text:p>
          </table:table-cell>
          <table:table-cell table:style-name="Таблица1.E2" office:value-type="string">
            <text:p text:style-name="P7"/>
          </table:table-cell>
        </table:table-row>
        <table:table-row table:style-name="Таблица1.4">
          <table:table-cell table:style-name="Таблица1.A2" office:value-type="string">
            <text:p text:style-name="P3">11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*</text:p>
          </table:table-cell>
          <table:table-cell table:style-name="Таблица1.A2" office:value-type="string">
            <text:p text:style-name="P7">*</text:p>
          </table:table-cell>
          <table:table-cell table:style-name="Таблица1.E2" office:value-type="string">
            <text:p text:style-name="P7">*</text:p>
          </table:table-cell>
        </table:table-row>
        <table:table-row table:style-name="Таблица1.2">
          <table:table-cell table:style-name="Таблица1.A2" office:value-type="string">
            <text:p text:style-name="P3">1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A2" office:value-type="string">
            <text:p text:style-name="P7">0</text:p>
          </table:table-cell>
          <table:table-cell table:style-name="Таблица1.E2" office:value-type="string">
            <text:p text:style-name="P7">0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7">q2</text:p>
      <text:p text:style-name="P15"><draw:line text:anchor-type="char" draw:z-index="11" draw:name="Линия 3" draw:style-name="gr5" draw:text-style-name="P31" svg:x1="5.532cm" svg:y1="0.877cm" svg:x2="7.384cm" svg:y2="2.803cm"><text:p/></draw:line><draw:frame text:anchor-type="char" draw:z-index="12" draw:name="Врезка 2" draw:style-name="gr4" draw:text-style-name="P34" svg:width="1.929cm" svg:height="1.927cm" draw:transform="rotate (-0.785572696322648) translate (6.53520833333333cm 0.423333333333333cm)"><draw:text-box><text:p text:style-name="P33"><text:span text:style-name="T2">Q</text:span><text:span text:style-name="T3">1</text:span><text:span text:style-name="T2">(t) Q</text:span><text:span text:style-name="T3">0</text:span><text:span text:style-name="T2">(t)</text:span></text:p><text:p text:style-name="P33"><text:span text:style-name="T2">Q</text:span><text:span text:style-name="T3">3</text:span><text:span text:style-name="T2">(t) Q</text:span><text:span text:style-name="T3">2</text:span><text:span text:style-name="T2">(t)</text:span></text:p></draw:text-box></draw:frame></text:p>
      <table:table table:name="Таблица2" table:style-name="Таблица2">
        <table:table-column table:style-name="Таблица2.A"/>
        <table:table-column table:style-name="Таблица2.B" table:number-columns-repeated="4"/>
        <table:table-row table:style-name="Таблица2.1">
          <table:table-cell table:style-name="Таблица2.A1" office:value-type="string">
            <text:p text:style-name="P3"><draw:custom-shape text:anchor-type="paragraph" draw:z-index="13" draw:name="Фигура 5" draw:style-name="gr17" draw:text-style-name="P32" svg:width="3.8cm" svg:height="0.816cm" svg:x="2.018cm" svg:y="3.36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Фигура 8" draw:style-name="gr16" draw:text-style-name="P32" svg:width="1.853cm" svg:height="0.89cm" svg:x="2.023cm" svg:y="1.32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Таблица2.A1" office:value-type="string">
            <text:p text:style-name="P3">00</text:p>
          </table:table-cell>
          <table:table-cell table:style-name="Таблица2.A1" office:value-type="string">
            <text:p text:style-name="P3">01</text:p>
          </table:table-cell>
          <table:table-cell table:style-name="Таблица2.A1" office:value-type="string">
            <text:p text:style-name="P3">11</text:p>
          </table:table-cell>
          <table:table-cell table:style-name="Таблица2.E1" office:value-type="string">
            <text:p text:style-name="P3">10</text:p>
          </table:table-cell>
        </table:table-row>
        <table:table-row table:style-name="Таблица2.2">
          <table:table-cell table:style-name="Таблица2.A2" office:value-type="string">
            <text:p text:style-name="P3"><draw:custom-shape text:anchor-type="paragraph" draw:z-index="14" draw:name="Фигура 7" draw:style-name="gr15" draw:text-style-name="P32" svg:width="0.814cm" svg:height="1.796cm" svg:x="5.004cm" svg:y="0.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0</text:p>
          </table:table-cell>
          <table:table-cell table:style-name="Таблица2.A2" office:value-type="string">
            <text:p text:style-name="P7">1</text:p>
          </table:table-cell>
          <table:table-cell table:style-name="Таблица2.A2" office:value-type="string">
            <text:p text:style-name="P7">1</text:p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/>
          </table:table-cell>
        </table:table-row>
        <table:table-row table:style-name="Таблица2.2">
          <table:table-cell table:style-name="Таблица2.A2" office:value-type="string">
            <text:p text:style-name="P3">01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E2" office:value-type="string">
            <text:p text:style-name="P7"><draw:custom-shape text:anchor-type="paragraph" draw:z-index="16" draw:name="Фигура 9" draw:style-name="gr15" draw:text-style-name="P32" svg:width="0.814cm" svg:height="1.796cm" svg:x="-0.997cm" svg:y="0.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</table:table-row>
        <table:table-row table:style-name="Таблица2.4">
          <table:table-cell table:style-name="Таблица2.A2" office:value-type="string">
            <text:p text:style-name="P3">11</text:p>
          </table:table-cell>
          <table:table-cell table:style-name="Таблица2.A2" office:value-type="string">
            <text:p text:style-name="P7">1</text:p>
          </table:table-cell>
          <table:table-cell table:style-name="Таблица2.A2" office:value-type="string">
            <text:p text:style-name="P7">*</text:p>
          </table:table-cell>
          <table:table-cell table:style-name="Таблица2.A2" office:value-type="string">
            <text:p text:style-name="P7">*</text:p>
          </table:table-cell>
          <table:table-cell table:style-name="Таблица2.E2" office:value-type="string">
            <text:p text:style-name="P7">*</text:p>
          </table:table-cell>
        </table:table-row>
        <table:table-row table:style-name="Таблица2.2">
          <table:table-cell table:style-name="Таблица2.A2" office:value-type="string">
            <text:p text:style-name="P3">10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1</text:p>
          </table:table-cell>
          <table:table-cell table:style-name="Таблица2.E2" office:value-type="string">
            <text:p text:style-name="P7"/>
          </table:table-cell>
        </table:table-row>
      </table:table>
      <text:p text:style-name="P15"/>
      <text:p text:style-name="P16"><draw:line text:anchor-type="char" draw:z-index="17" draw:name="Линия 4" draw:style-name="gr5" draw:text-style-name="P31" svg:x1="5.532cm" svg:y1="0.877cm" svg:x2="7.384cm" svg:y2="2.803cm"><text:p/></draw:line><draw:frame text:anchor-type="char" draw:z-index="18" draw:name="Врезка 3" draw:style-name="gr4" draw:text-style-name="P34" svg:width="1.929cm" svg:height="1.927cm" draw:transform="rotate (-0.785572696322648) translate (6.53520833333333cm 0.423333333333333cm)"><draw:text-box><text:p text:style-name="P33"><text:span text:style-name="T2">Q</text:span><text:span text:style-name="T3">1</text:span><text:span text:style-name="T2">(t) Q</text:span><text:span text:style-name="T3">0</text:span><text:span text:style-name="T2">(t)</text:span></text:p><text:p text:style-name="P33"><text:span text:style-name="T2">Q</text:span><text:span text:style-name="T3">3</text:span><text:span text:style-name="T2">(t) Q</text:span><text:span text:style-name="T3">2</text:span><text:span text:style-name="T2">(t)</text:span></text:p></draw:text-box></draw:frame></text:p>
      <table:table table:name="Таблица4" table:style-name="Таблица4">
        <table:table-column table:style-name="Таблица4.A"/>
        <table:table-column table:style-name="Таблица4.B" table:number-columns-repeated="4"/>
        <table:table-row table:style-name="Таблица4.1">
          <table:table-cell table:style-name="Таблица4.A1" office:value-type="string">
            <text:p text:style-name="P4"><draw:custom-shape text:anchor-type="paragraph" draw:z-index="19" draw:name="Фигура 10" draw:style-name="gr14" draw:text-style-name="P32" svg:width="1.878cm" svg:height="1.853cm" svg:x="3.007cm" svg:y="2.36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Таблица4.A1" office:value-type="string">
            <text:p text:style-name="P4">00</text:p>
          </table:table-cell>
          <table:table-cell table:style-name="Таблица4.A1" office:value-type="string">
            <text:p text:style-name="P4">01</text:p>
          </table:table-cell>
          <table:table-cell table:style-name="Таблица4.A1" office:value-type="string">
            <text:p text:style-name="P4">11</text:p>
          </table:table-cell>
          <table:table-cell table:style-name="Таблица4.E1" office:value-type="string">
            <text:p text:style-name="P4">10</text:p>
          </table:table-cell>
        </table:table-row>
        <table:table-row table:style-name="Таблица4.2">
          <table:table-cell table:style-name="Таблица4.A2" office:value-type="string">
            <text:p text:style-name="P4"><draw:custom-shape text:anchor-type="paragraph" draw:z-index="23" draw:name="Фигура 14" draw:style-name="gr12" draw:text-style-name="P32" svg:width="0.816cm" svg:height="1.793cm" svg:x="5.008cm" svg:y="1.86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0</text:p>
          </table:table-cell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10">0</text:p>
          </table:table-cell>
          <table:table-cell table:style-name="Таблица4.E2" office:value-type="string">
            <text:p text:style-name="P10">0</text:p>
          </table:table-cell>
        </table:table-row>
        <table:table-row table:style-name="Таблица4.2">
          <table:table-cell table:style-name="Таблица4.A2" office:value-type="string">
            <text:p text:style-name="P4">01</text:p>
          </table:table-cell>
          <table:table-cell table:style-name="Таблица4.A2" office:value-type="string">
            <text:p text:style-name="P10"><draw:custom-shape text:anchor-type="paragraph" draw:z-index="22" draw:name="Фигура 13" draw:style-name="gr13" draw:text-style-name="P32" svg:width="1.878cm" svg:height="0.807cm" svg:x="2.007cm" svg:y="-1.14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Таблица4.A2" office:value-type="string">
            <text:p text:style-name="P10">0</text:p>
          </table:table-cell>
          <table:table-cell table:style-name="Таблица4.A2" office:value-type="string">
            <text:p text:style-name="P10">0</text:p>
          </table:table-cell>
          <table:table-cell table:style-name="Таблица4.E2" office:value-type="string">
            <text:p text:style-name="P8"/>
          </table:table-cell>
        </table:table-row>
        <table:table-row table:style-name="Таблица4.4">
          <table:table-cell table:style-name="Таблица4.A2" office:value-type="string">
            <text:p text:style-name="P4"><draw:custom-shape text:anchor-type="paragraph" draw:z-index="20" draw:name="Фигура 11" draw:style-name="gr13" draw:text-style-name="P32" svg:width="1.878cm" svg:height="0.807cm" svg:x="2.007cm" svg:y="0.85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1</text:p>
          </table:table-cell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>*</text:p>
          </table:table-cell>
          <table:table-cell table:style-name="Таблица4.A2" office:value-type="string">
            <text:p text:style-name="P8">*</text:p>
          </table:table-cell>
          <table:table-cell table:style-name="Таблица4.E2" office:value-type="string">
            <text:p text:style-name="P8">*</text:p>
          </table:table-cell>
        </table:table-row>
        <table:table-row table:style-name="Таблица4.2">
          <table:table-cell table:style-name="Таблица4.A2" office:value-type="string">
            <text:p text:style-name="P4">10</text:p>
          </table:table-cell>
          <table:table-cell table:style-name="Таблица4.A2" office:value-type="string">
            <text:p text:style-name="P10"><draw:custom-shape text:anchor-type="paragraph" draw:z-index="21" draw:name="Фигура 12" draw:style-name="gr13" draw:text-style-name="P32" svg:width="1.878cm" svg:height="0.807cm" svg:x="0.007cm" svg:y="-2.14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Таблица4.A2" office:value-type="string">
            <text:p text:style-name="P10">0</text:p>
          </table:table-cell>
          <table:table-cell table:style-name="Таблица4.A2" office:value-type="string">
            <text:p text:style-name="P8"/>
          </table:table-cell>
          <table:table-cell table:style-name="Таблица4.E2" office:value-type="string">
            <text:p text:style-name="P10">0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8">Q1</text:p>
      <text:p text:style-name="P18"/>
      <text:p text:style-name="P17"><draw:line text:anchor-type="char" draw:z-index="24" draw:name="Линия 5" draw:style-name="gr5" draw:text-style-name="P31" svg:x1="5.532cm" svg:y1="0.877cm" svg:x2="7.384cm" svg:y2="2.803cm"><text:p/></draw:line><draw:frame text:anchor-type="char" draw:z-index="25" draw:name="Врезка 4" draw:style-name="gr4" draw:text-style-name="P34" svg:width="1.929cm" svg:height="1.927cm" draw:transform="rotate (-0.785572696322648) translate (6.53520833333333cm 0.423333333333333cm)"><draw:text-box><text:p text:style-name="P33"><text:span text:style-name="T2">Q</text:span><text:span text:style-name="T3">1</text:span><text:span text:style-name="T2">(t) Q</text:span><text:span text:style-name="T3">0</text:span><text:span text:style-name="T2">(t)</text:span></text:p><text:p text:style-name="P33"><text:span text:style-name="T2">Q</text:span><text:span text:style-name="T3">3</text:span><text:span text:style-name="T2">(t) Q</text:span><text:span text:style-name="T3">2</text:span><text:span text:style-name="T2">(t)</text:span></text:p></draw:text-box></draw:frame></text:p>
      <table:table table:name="Таблица5" table:style-name="Таблица5">
        <table:table-column table:style-name="Таблица5.A"/>
        <table:table-column table:style-name="Таблица5.B" table:number-columns-repeated="4"/>
        <table:table-row table:style-name="Таблица5.1">
          <table:table-cell table:style-name="Таблица5.A1" office:value-type="string">
            <text:p text:style-name="P5"><draw:custom-shape text:anchor-type="paragraph" draw:z-index="26" draw:name="Фигура 15" draw:style-name="gr11" draw:text-style-name="P32" svg:width="0.854cm" svg:height="3.876cm" svg:x="3.007cm" svg:y="1.32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Фигура 17" draw:style-name="gr9" draw:text-style-name="P32" svg:width="1.826cm" svg:height="1.856cm" svg:x="2.023cm" svg:y="1.32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Таблица5.A1" office:value-type="string">
            <text:p text:style-name="P5">00</text:p>
          </table:table-cell>
          <table:table-cell table:style-name="Таблица5.A1" office:value-type="string">
            <text:p text:style-name="P5">01</text:p>
          </table:table-cell>
          <table:table-cell table:style-name="Таблица5.A1" office:value-type="string">
            <text:p text:style-name="P5">11</text:p>
          </table:table-cell>
          <table:table-cell table:style-name="Таблица5.E1" office:value-type="string">
            <text:p text:style-name="P5">10</text:p>
          </table:table-cell>
        </table:table-row>
        <table:table-row table:style-name="Таблица5.2">
          <table:table-cell table:style-name="Таблица5.A2" office:value-type="string">
            <text:p text:style-name="P5"><draw:custom-shape text:anchor-type="paragraph" draw:z-index="27" draw:name="Фигура 16" draw:style-name="gr10" draw:text-style-name="P32" svg:width="0.807cm" svg:height="1.796cm" svg:x="5.004cm" svg:y="1.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0</text:p>
          </table:table-cell>
          <table:table-cell table:style-name="Таблица5.A2" office:value-type="string">
            <text:p text:style-name="P12">1</text:p>
          </table:table-cell>
          <table:table-cell table:style-name="Таблица5.A2" office:value-type="string">
            <text:p text:style-name="P12">1</text:p>
          </table:table-cell>
          <table:table-cell table:style-name="Таблица5.A2" office:value-type="string">
            <text:p text:style-name="P9"/>
          </table:table-cell>
          <table:table-cell table:style-name="Таблица5.E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5">01</text:p>
          </table:table-cell>
          <table:table-cell table:style-name="Таблица5.A2" office:value-type="string">
            <text:p text:style-name="P12">1</text:p>
          </table:table-cell>
          <table:table-cell table:style-name="Таблица5.A2" office:value-type="string">
            <text:p text:style-name="P12">1</text:p>
          </table:table-cell>
          <table:table-cell table:style-name="Таблица5.A2" office:value-type="string">
            <text:p text:style-name="P9"/>
          </table:table-cell>
          <table:table-cell table:style-name="Таблица5.E2" office:value-type="string">
            <text:p text:style-name="P9"/>
          </table:table-cell>
        </table:table-row>
        <table:table-row table:style-name="Таблица5.4">
          <table:table-cell table:style-name="Таблица5.A2" office:value-type="string">
            <text:p text:style-name="P5">11</text:p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>*</text:p>
          </table:table-cell>
          <table:table-cell table:style-name="Таблица5.A2" office:value-type="string">
            <text:p text:style-name="P9">*</text:p>
          </table:table-cell>
          <table:table-cell table:style-name="Таблица5.E2" office:value-type="string">
            <text:p text:style-name="P9">*</text:p>
          </table:table-cell>
        </table:table-row>
        <table:table-row table:style-name="Таблица5.2">
          <table:table-cell table:style-name="Таблица5.A2" office:value-type="string">
            <text:p text:style-name="P5">10</text:p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12">1</text:p>
          </table:table-cell>
          <table:table-cell table:style-name="Таблица5.A2" office:value-type="string">
            <text:p text:style-name="P9"/>
          </table:table-cell>
          <table:table-cell table:style-name="Таблица5.E2" office:value-type="string">
            <text:p text:style-name="P12">1</text:p>
          </table:table-cell>
        </table:table-row>
      </table:table>
      <text:p text:style-name="P17"/>
      <text:p text:style-name="P17"><draw:line text:anchor-type="char" draw:z-index="29" draw:name="Линия 6" draw:style-name="gr5" draw:text-style-name="P31" svg:x1="5.532cm" svg:y1="0.877cm" svg:x2="7.384cm" svg:y2="2.803cm"><text:p/></draw:line><draw:frame text:anchor-type="char" draw:z-index="30" draw:name="Врезка 5" draw:style-name="gr4" draw:text-style-name="P34" svg:width="1.929cm" svg:height="1.927cm" draw:transform="rotate (-0.785572696322648) translate (6.53520833333333cm 0.423333333333333cm)"><draw:text-box><text:p text:style-name="P33"><text:span text:style-name="T2">Q</text:span><text:span text:style-name="T3">1</text:span><text:span text:style-name="T2">(t) Q</text:span><text:span text:style-name="T3">0</text:span><text:span text:style-name="T2">(t)</text:span></text:p><text:p text:style-name="P33"><text:span text:style-name="T2">Q</text:span><text:span text:style-name="T3">3</text:span><text:span text:style-name="T2">(t) Q</text:span><text:span text:style-name="T3">2</text:span><text:span text:style-name="T2">(t)</text:span></text:p></draw:text-box></draw:frame></text:p>
      <table:table table:name="Таблица6" table:style-name="Таблица6">
        <table:table-column table:style-name="Таблица6.A"/>
        <table:table-column table:style-name="Таблица6.B" table:number-columns-repeated="4"/>
        <table:table-row table:style-name="Таблица6.1">
          <table:table-cell table:style-name="Таблица6.A1" office:value-type="string">
            <text:p text:style-name="P5"><draw:custom-shape text:anchor-type="paragraph" draw:z-index="31" draw:name="Фигура 18" draw:style-name="gr9" draw:text-style-name="P32" svg:width="1.826cm" svg:height="1.856cm" svg:x="4.023cm" svg:y="1.34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Фигура 19" draw:style-name="gr8" draw:text-style-name="P32" svg:width="0.782cm" svg:height="3.83cm" svg:x="4.078cm" svg:y="1.34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Таблица6.A1" office:value-type="string">
            <text:p text:style-name="P5">00</text:p>
          </table:table-cell>
          <table:table-cell table:style-name="Таблица6.A1" office:value-type="string">
            <text:p text:style-name="P5">01</text:p>
          </table:table-cell>
          <table:table-cell table:style-name="Таблица6.A1" office:value-type="string">
            <text:p text:style-name="P5">11</text:p>
          </table:table-cell>
          <table:table-cell table:style-name="Таблица6.E1" office:value-type="string">
            <text:p text:style-name="P5">10</text:p>
          </table:table-cell>
        </table:table-row>
        <table:table-row table:style-name="Таблица6.2">
          <table:table-cell table:style-name="Таблица6.A2" office:value-type="string">
            <text:p text:style-name="P5"><draw:custom-shape text:anchor-type="paragraph" draw:z-index="33" draw:name="Фигура 20" draw:style-name="gr7" draw:text-style-name="P32" svg:width="0.828cm" svg:height="1.89cm" svg:x="2.023cm" svg:y="1.84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0</text:p>
          </table:table-cell>
          <table:table-cell table:style-name="Таблица6.A2" office:value-type="string">
            <text:p text:style-name="P9"/>
          </table:table-cell>
          <table:table-cell table:style-name="Таблица6.A2" office:value-type="string">
            <text:p text:style-name="P9"/>
          </table:table-cell>
          <table:table-cell table:style-name="Таблица6.A2" office:value-type="string">
            <text:p text:style-name="P11">0</text:p>
          </table:table-cell>
          <table:table-cell table:style-name="Таблица6.E2" office:value-type="string">
            <text:p text:style-name="P11">0</text:p>
          </table:table-cell>
        </table:table-row>
        <table:table-row table:style-name="Таблица6.2">
          <table:table-cell table:style-name="Таблица6.A2" office:value-type="string">
            <text:p text:style-name="P5">01</text:p>
          </table:table-cell>
          <table:table-cell table:style-name="Таблица6.A2" office:value-type="string">
            <text:p text:style-name="P11"/>
          </table:table-cell>
          <table:table-cell table:style-name="Таблица6.A2" office:value-type="string">
            <text:p text:style-name="P11"/>
          </table:table-cell>
          <table:table-cell table:style-name="Таблица6.A2" office:value-type="string">
            <text:p text:style-name="P11">0</text:p>
          </table:table-cell>
          <table:table-cell table:style-name="Таблица6.E2" office:value-type="string">
            <text:p text:style-name="P13">0</text:p>
          </table:table-cell>
        </table:table-row>
        <table:table-row table:style-name="Таблица6.4">
          <table:table-cell table:style-name="Таблица6.A2" office:value-type="string">
            <text:p text:style-name="P5">11</text:p>
          </table:table-cell>
          <table:table-cell table:style-name="Таблица6.A2" office:value-type="string">
            <text:p text:style-name="P13">0</text:p>
          </table:table-cell>
          <table:table-cell table:style-name="Таблица6.A2" office:value-type="string">
            <text:p text:style-name="P9">*</text:p>
          </table:table-cell>
          <table:table-cell table:style-name="Таблица6.A2" office:value-type="string">
            <text:p text:style-name="P9">*</text:p>
          </table:table-cell>
          <table:table-cell table:style-name="Таблица6.E2" office:value-type="string">
            <text:p text:style-name="P9">*</text:p>
          </table:table-cell>
        </table:table-row>
        <table:table-row table:style-name="Таблица6.2">
          <table:table-cell table:style-name="Таблица6.A2" office:value-type="string">
            <text:p text:style-name="P5">10</text:p>
          </table:table-cell>
          <table:table-cell table:style-name="Таблица6.A2" office:value-type="string">
            <text:p text:style-name="P11">0</text:p>
          </table:table-cell>
          <table:table-cell table:style-name="Таблица6.A2" office:value-type="string">
            <text:p text:style-name="P11"/>
          </table:table-cell>
          <table:table-cell table:style-name="Таблица6.A2" office:value-type="string">
            <text:p text:style-name="P13">0</text:p>
          </table:table-cell>
          <table:table-cell table:style-name="Таблица6.E2" office:value-type="string">
            <text:p text:style-name="P11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text:tab/><text:span text:style-name="T1">Q0</text:span></text:p>
      <text:p text:style-name="P17"/>
      <text:p text:style-name="P30"/>
      <text:p text:style-name="P29"><draw:line text:anchor-type="char" draw:z-index="34" draw:name="Линия 7" draw:style-name="gr5" draw:text-style-name="P31" svg:x1="5.532cm" svg:y1="0.877cm" svg:x2="7.453cm" svg:y2="2.805cm"><text:p/></draw:line><draw:frame text:anchor-type="char" draw:z-index="35" draw:name="Врезка 6" draw:style-name="gr4" draw:text-style-name="P34" svg:width="1.929cm" svg:height="1.927cm" draw:transform="rotate (-0.785572696322648) translate (6.53520833333333cm 0.423333333333333cm)"><draw:text-box><text:p text:style-name="P33"><text:span text:style-name="T2">Q</text:span><text:span text:style-name="T3">1</text:span><text:span text:style-name="T2">(t) Q</text:span><text:span text:style-name="T3">0</text:span><text:span text:style-name="T2">(t)</text:span></text:p><text:p text:style-name="P33"><text:span text:style-name="T2">Q</text:span><text:span text:style-name="T3">3</text:span><text:span text:style-name="T2">(t) Q</text:span><text:span text:style-name="T3">2</text:span><text:span text:style-name="T2">(t)</text:span></text:p></draw:text-box></draw:frame><draw:ellipse text:anchor-type="char" draw:z-index="44" draw:name="Дуга эллипса 3" draw:style-name="gr1" draw:text-style-name="P31" svg:width="1.712cm" svg:height="1.888cm" draw:transform="skewX (-0.0317649923862968) rotate (-0.0870919296745172) translate (10.6080277777778cm 4.84363888888889cm)" draw:kind="arc" draw:start-angle="89.73" draw:end-angle="271.8"><text:p/></draw:ellipse><draw:ellipse text:anchor-type="char" draw:z-index="45" draw:name="Дуга эллипса 4" draw:style-name="gr1" draw:text-style-name="P31" svg:width="1.844cm" svg:height="1.892cm" draw:transform="skewX (-0.023387411976724) rotate (3.07073228595882) translate (8.41022222222222cm 6.83330555555556cm)" draw:kind="arc" draw:start-angle="89.73" draw:end-angle="271.8"><text:p/></draw:ellipse></text:p>
      <table:table table:name="Таблица7" table:style-name="Таблица7">
        <table:table-column table:style-name="Таблица7.A"/>
        <table:table-column table:style-name="Таблица7.B" table:number-columns-repeated="3"/>
        <table:table-column table:style-name="Таблица7.E"/>
        <table:table-row table:style-name="Таблица7.1">
          <table:table-cell table:style-name="Таблица7.A1" office:value-type="string">
            <text:p text:style-name="P20"><draw:custom-shape text:anchor-type="paragraph" draw:z-index="36" draw:name="Фигура 21" draw:style-name="gr6" draw:text-style-name="P32" svg:width="0.854cm" svg:height="1.846cm" svg:x="3.007cm" svg:y="1.32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Фигура 27" draw:style-name="gr3" draw:text-style-name="P32" svg:width="1.874cm" svg:height="0.851cm" svg:x="3.007cm" svg:y="1.32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Таблица7.A1" office:value-type="string">
            <text:p text:style-name="P20">00</text:p>
          </table:table-cell>
          <table:table-cell table:style-name="Таблица7.A1" office:value-type="string">
            <text:p text:style-name="P20">01</text:p>
          </table:table-cell>
          <table:table-cell table:style-name="Таблица7.A1" office:value-type="string">
            <text:p text:style-name="P20">11</text:p>
          </table:table-cell>
          <table:table-cell table:style-name="Таблица7.E1" office:value-type="string">
            <text:p text:style-name="P20">10</text:p>
          </table:table-cell>
        </table:table-row>
        <table:table-row table:style-name="Таблица7.2">
          <table:table-cell table:style-name="Таблица7.A2" office:value-type="string">
            <text:p text:style-name="P20">00</text:p>
          </table:table-cell>
          <table:table-cell table:style-name="Таблица7.A2" office:value-type="string">
            <text:p text:style-name="P21"/>
          </table:table-cell>
          <table:table-cell table:style-name="Таблица7.A2" office:value-type="string">
            <text:p text:style-name="P21">1</text:p>
          </table:table-cell>
          <table:table-cell table:style-name="Таблица7.A2" office:value-type="string">
            <text:p text:style-name="P26">1</text:p>
          </table:table-cell>
          <table:table-cell table:style-name="Таблица7.E2" office:value-type="string">
            <text:p text:style-name="P25"/>
          </table:table-cell>
        </table:table-row>
        <table:table-row table:style-name="Таблица7.2">
          <table:table-cell table:style-name="Таблица7.A2" office:value-type="string">
            <text:p text:style-name="P20">01</text:p>
          </table:table-cell>
          <table:table-cell table:style-name="Таблица7.A2" office:value-type="string">
            <text:p text:style-name="P21"/>
          </table:table-cell>
          <table:table-cell table:style-name="Таблица7.A2" office:value-type="string">
            <text:p text:style-name="P25">1</text:p>
          </table:table-cell>
          <table:table-cell table:style-name="Таблица7.A2" office:value-type="string">
            <text:p text:style-name="P22"/>
          </table:table-cell>
          <table:table-cell table:style-name="Таблица7.E2" office:value-type="string">
            <text:p text:style-name="P22"/>
          </table:table-cell>
        </table:table-row>
        <table:table-row table:style-name="Таблица7.4">
          <table:table-cell table:style-name="Таблица7.A2" office:value-type="string">
            <text:p text:style-name="P20">11</text:p>
          </table:table-cell>
          <table:table-cell table:style-name="Таблица7.A2" office:value-type="string">
            <text:p text:style-name="P25">1</text:p>
          </table:table-cell>
          <table:table-cell table:style-name="Таблица7.A2" office:value-type="string">
            <text:p text:style-name="P22">*</text:p>
          </table:table-cell>
          <table:table-cell table:style-name="Таблица7.A2" office:value-type="string">
            <text:p text:style-name="P22">*</text:p>
          </table:table-cell>
          <table:table-cell table:style-name="Таблица7.E2" office:value-type="string">
            <text:p text:style-name="P22">*</text:p>
          </table:table-cell>
        </table:table-row>
        <table:table-row table:style-name="Таблица7.2">
          <table:table-cell table:style-name="Таблица7.A2" office:value-type="string">
            <text:p text:style-name="P20">10</text:p>
          </table:table-cell>
          <table:table-cell table:style-name="Таблица7.A2" office:value-type="string">
            <text:p text:style-name="P25">1</text:p>
          </table:table-cell>
          <table:table-cell table:style-name="Таблица7.A2" office:value-type="string">
            <text:p text:style-name="P21"/>
          </table:table-cell>
          <table:table-cell table:style-name="Таблица7.A2" office:value-type="string">
            <text:p text:style-name="P22"/>
          </table:table-cell>
          <table:table-cell table:style-name="Таблица7.E2" office:value-type="string">
            <text:p text:style-name="P25">1</text:p>
          </table:table-cell>
        </table:table-row>
      </table:table>
      <text:p text:style-name="P29"><draw:custom-shape text:anchor-type="paragraph" draw:z-index="41" draw:name="Фигура 24" draw:style-name="gr2" draw:text-style-name="P32" svg:width="1.781cm" svg:height="1.828cm" svg:x="9.587cm" svg:y="3.9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37" draw:name="Линия 8" draw:style-name="gr5" draw:text-style-name="P31" svg:x1="5.532cm" svg:y1="0.877cm" svg:x2="7.453cm" svg:y2="2.81cm"><text:p/></draw:line><draw:frame text:anchor-type="char" draw:z-index="38" draw:name="Врезка 7" draw:style-name="gr4" draw:text-style-name="P34" svg:width="1.929cm" svg:height="1.927cm" draw:transform="rotate (-0.785572696322648) translate (6.53520833333333cm 0.423333333333333cm)"><draw:text-box><text:p text:style-name="P33"><text:span text:style-name="T2">Q</text:span><text:span text:style-name="T3">1</text:span><text:span text:style-name="T2">(t) Q</text:span><text:span text:style-name="T3">0</text:span><text:span text:style-name="T2">(t)</text:span></text:p><text:p text:style-name="P33"><text:span text:style-name="T2">Q</text:span><text:span text:style-name="T3">3</text:span><text:span text:style-name="T2">(t) Q</text:span><text:span text:style-name="T3">2</text:span><text:span text:style-name="T2">(t)</text:span></text:p></draw:text-box></draw:frame></text:p>
      <table:table table:name="Таблица8" table:style-name="Таблица8">
        <table:table-column table:style-name="Таблица8.A"/>
        <table:table-column table:style-name="Таблица8.B" table:number-columns-repeated="4"/>
        <table:table-row table:style-name="Таблица8.1">
          <table:table-cell table:style-name="Таблица8.A1" office:value-type="string">
            <text:p text:style-name="P20"><draw:ellipse text:anchor-type="char" draw:z-index="42" draw:name="Дуга эллипса 5" draw:style-name="gr1" draw:text-style-name="P31" svg:width="1.844cm" svg:height="1.892cm" draw:transform="skewX (-0.023387411976724) rotate (3.07073228595882) translate (2.83456944444444cm 3.26495833333333cm)" draw:kind="arc" draw:start-angle="89.73" draw:end-angle="271.8"><text:p/></draw:ellipse><draw:ellipse text:anchor-type="char" draw:z-index="43" draw:name="Дуга эллипса 6" draw:style-name="gr1" draw:text-style-name="P31" svg:width="1.712cm" svg:height="1.888cm" draw:transform="skewX (-0.0317649923862968) rotate (-0.0870919296745172) translate (5.032375cm 1.26118055555556cm)" draw:kind="arc" draw:start-angle="89.73" draw:end-angle="271.8"><text:p/></draw:ellipse></text:p>
          </table:table-cell>
          <table:table-cell table:style-name="Таблица8.A1" office:value-type="string">
            <text:p text:style-name="P20">00</text:p>
          </table:table-cell>
          <table:table-cell table:style-name="Таблица8.A1" office:value-type="string">
            <text:p text:style-name="P20">01</text:p>
          </table:table-cell>
          <table:table-cell table:style-name="Таблица8.A1" office:value-type="string">
            <text:p text:style-name="P20">11</text:p>
          </table:table-cell>
          <table:table-cell table:style-name="Таблица8.E1" office:value-type="string">
            <text:p text:style-name="P20">10</text:p>
          </table:table-cell>
        </table:table-row>
        <table:table-row table:style-name="Таблица8.2">
          <table:table-cell table:style-name="Таблица8.A2" office:value-type="string">
            <text:p text:style-name="P20">00</text:p>
          </table:table-cell>
          <table:table-cell table:style-name="Таблица8.A2" office:value-type="string">
            <text:p text:style-name="P26">0</text:p>
          </table:table-cell>
          <table:table-cell table:style-name="Таблица8.A2" office:value-type="string">
            <text:p text:style-name="P22"/>
          </table:table-cell>
          <table:table-cell table:style-name="Таблица8.A2" office:value-type="string">
            <text:p text:style-name="P26"/>
          </table:table-cell>
          <table:table-cell table:style-name="Таблица8.E2" office:value-type="string">
            <text:p text:style-name="P26">0</text:p>
          </table:table-cell>
        </table:table-row>
        <table:table-row table:style-name="Таблица8.2">
          <table:table-cell table:style-name="Таблица8.A2" office:value-type="string">
            <text:p text:style-name="P20"><draw:custom-shape text:anchor-type="paragraph" draw:z-index="40" draw:name="Фигура 23" draw:style-name="gr2" draw:text-style-name="P32" svg:width="1.781cm" svg:height="1.828cm" svg:x="3.032cm" svg:y="0.89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1</text:p>
          </table:table-cell>
          <table:table-cell table:style-name="Таблица8.A2" office:value-type="string">
            <text:p text:style-name="P26">0</text:p>
          </table:table-cell>
          <table:table-cell table:style-name="Таблица8.A2" office:value-type="string">
            <text:p text:style-name="P23"/>
          </table:table-cell>
          <table:table-cell table:style-name="Таблица8.A2" office:value-type="string">
            <text:p text:style-name="P26">0</text:p>
          </table:table-cell>
          <table:table-cell table:style-name="Таблица8.E2" office:value-type="string">
            <text:p text:style-name="P26">0</text:p>
          </table:table-cell>
        </table:table-row>
        <table:table-row table:style-name="Таблица8.4">
          <table:table-cell table:style-name="Таблица8.A2" office:value-type="string">
            <text:p text:style-name="P20">11</text:p>
          </table:table-cell>
          <table:table-cell table:style-name="Таблица8.A2" office:value-type="string">
            <text:p text:style-name="P24"/>
          </table:table-cell>
          <table:table-cell table:style-name="Таблица8.A2" office:value-type="string">
            <text:p text:style-name="P22">*</text:p>
          </table:table-cell>
          <table:table-cell table:style-name="Таблица8.A2" office:value-type="string">
            <text:p text:style-name="P22">*</text:p>
          </table:table-cell>
          <table:table-cell table:style-name="Таблица8.E2" office:value-type="string">
            <text:p text:style-name="P22">*</text:p>
          </table:table-cell>
        </table:table-row>
        <table:table-row table:style-name="Таблица8.2">
          <table:table-cell table:style-name="Таблица8.A2" office:value-type="string">
            <text:p text:style-name="P20">10</text:p>
          </table:table-cell>
          <table:table-cell table:style-name="Таблица8.A2" office:value-type="string">
            <text:p text:style-name="P23"/>
          </table:table-cell>
          <table:table-cell table:style-name="Таблица8.A2" office:value-type="string">
            <text:p text:style-name="P26">0</text:p>
          </table:table-cell>
          <table:table-cell table:style-name="Таблица8.A2" office:value-type="string">
            <text:p text:style-name="P26">0</text:p>
          </table:table-cell>
          <table:table-cell table:style-name="Таблица8.E2" office:value-type="string">
            <text:p text:style-name="P23"/>
          </table:table-cell>
        </table:table-row>
      </table:table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6T22:15:21.142005202</dc:date>
    <meta:editing-duration>PT22H13M59S</meta:editing-duration>
    <meta:editing-cycles>113</meta:editing-cycles>
    <meta:generator>LibreOffice/7.6.2.1$Linux_X86_64 LibreOffice_project/60$Build-1</meta:generator>
    <meta:print-date>2023-10-22T16:28:14.963506866</meta:print-date>
    <meta:printed-by>Файлы PDF</meta:printed-by>
    <meta:document-statistic meta:table-count="8" meta:image-count="0" meta:object-count="0" meta:page-count="4" meta:paragraph-count="145" meta:word-count="145" meta:character-count="214" meta:non-whitespace-character-count="213"/>
  </office:meta>
</office:document-meta>
</file>